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1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0" table:number-columns-spanned="5" table:number-rows-spanned="1"/>
          <table:covered-table-cell table:number-columns-repeated="4" table:style-name="ce20"/>
          <table:table-cell table:number-columns-repeated="1012"/>
        </table:table-row>
        <table:table-row table:style-name="ro4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0" office:value-type="string" table:number-columns-spanned="2" table:number-rows-spanned="1">
            <text:p>Vendor1</text:p>
          </table:table-cell>
          <table:covered-table-cell table:style-name="ce10"/>
          <table:table-cell table:style-name="ce20" office:value-type="string" table:number-columns-spanned="2" table:number-rows-spanned="1">
            <text:p>Vendor2</text:p>
          </table:table-cell>
          <table:covered-table-cell table:style-name="ce20"/>
          <table:table-cell table:style-name="ce20" office:value-type="string" table:number-columns-spanned="2" table:number-rows-spanned="1">
            <text:p>Vendor3</text:p>
          </table:table-cell>
          <table:covered-table-cell table:style-name="ce20"/>
          <table:table-cell table:style-name="ce20" office:value-type="string" table:number-columns-spanned="2" table:number-rows-spanned="1">
            <text:p>Vendor4</text:p>
          </table:table-cell>
          <table:covered-table-cell table:style-name="ce20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a xlink:href="python://get_vendor(o,1,line)['rate']" xlink:type="simple">rate</text:a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a xlink:href="python://get_vendor(o,2,line)['rate']" xlink:type="simple">rate</text:a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a xlink:href="python://get_vendor(o,3,line)['rate']" xlink:type="simple">rate</text:a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a xlink:href="python://get_vendor(o,4,line)['rate']" xlink:type="simple">rate</text:a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0" office:value-type="string" table:number-columns-spanned="6" table:number-rows-spanned="1">
            <text:p>AGM-Purchase</text:p>
          </table:table-cell>
          <table:covered-table-cell table:number-columns-repeated="5" table:style-name="ce20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2-11T08:47:01</dc:date>
    <dc:creator>TrongNguyen </dc:creator>
    <meta:editing-duration>PT4H48M40S</meta:editing-duration>
    <meta:editing-cycles>44</meta:editing-cycles>
    <meta:generator>LibreOffice/3.5$Linux_x86 LibreOffice_project/350m1$Build-2</meta:generator>
    <meta:document-statistic meta:table-count="3" meta:cell-count="104" meta:object-count="0"/>
  </office:meta>
</office:document-meta>
</file>